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rray Size</text:p>
          </table:table-cell>
          <table:table-cell office:value-type="string">
            <text:p>Cycl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11/09/2014</text:date>, <text:time>16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1-09T16:21:51</meta:creation-date>
    <dc:date>2014-11-09T16:25:51</dc:date>
    <dc:creator>Gordon Lin</dc:creator>
    <meta:editing-duration>PT4M</meta:editing-duration>
    <meta:editing-cycles>2</meta:editing-cycles>
    <meta:generator>LibreOffice/3.3$Unix LibreOffice_project/330m19$Build-401</meta:generator>
    <meta:document-statistic meta:table-count="3" meta:cell-count="40" meta:object-count="0"/>
  </office:meta>
</office:document-meta>
</file>